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" draw:marker-end="Fin_20_de_20_línea_20_1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Fin_20_de_20_línea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2cm" fo:min-width="1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2cm" fo:min-width="2.2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2.6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2cm" fo:min-width="3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2.6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983cm"/>
    </style:style>
    <style:style style:name="gr18" style:family="graphic" style:parent-style-name="standard" style:list-style-name="L1">
      <style:graphic-properties svg:stroke-color="#808080" draw:fill="solid" draw:fill-color="#ffffff" draw:opacity="50%" draw:textarea-horizontal-align="justify" draw:textarea-vertical-align="middle" draw:auto-grow-height="false" draw:shadow-opacity="50%"/>
    </style:style>
    <style:style style:name="gr19" style:family="graphic" style:parent-style-name="objectwithoutfill">
      <style:graphic-properties draw:marker-end="Line_20_Arrow" draw:marker-end-width="0.3cm" draw:fill="none" draw:textarea-vertical-align="middle"/>
    </style:style>
    <style:style style:name="gr20" style:family="graphic" style:parent-style-name="standard">
      <style:graphic-properties svg:stroke-color="#808080" draw:fill="solid" draw:fill-color="#ffffff" draw:opacity="50%" draw:textarea-horizontal-align="justify" draw:textarea-vertical-align="middle" draw:auto-grow-height="false" draw:shadow-opacity="50%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style="italic" style:font-size-asian="18pt" style:font-style-asian="italic" style:font-size-complex="18pt" style:font-style-complex="italic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start"/>
      <style:text-properties style:font-name="Liberation Sans" fo:font-size="12pt" style:letter-kerning="true" style:font-name-asian="WenQuanYi Micro Hei" style:font-size-asian="12pt" style:font-name-complex="Lohit Hindi" style:font-size-complex="12pt"/>
    </style:style>
    <style:style style:name="P11" style:family="paragraph">
      <style:paragraph-properties fo:text-align="start"/>
      <style:text-properties style:font-name="Liberation Sans" fo:font-size="12pt" fo:font-weight="normal" style:letter-kerning="true" style:font-name-asian="WenQuanYi Micro Hei" style:font-size-asian="12pt" style:font-weight-asian="normal" style:font-name-complex="Lohit Hindi" style:font-size-complex="12pt" style:font-weight-complex="normal"/>
    </style:style>
    <style:style style:name="T1" style:family="text">
      <style:text-properties fo:font-size="14pt" fo:font-style="italic" style:font-size-asian="18pt" style:font-style-asian="italic" style:font-size-complex="18pt" style:font-style-complex="italic"/>
    </style:style>
    <style:style style:name="T2" style:family="text">
      <style:text-properties style:font-name="Liberation Sans" fo:font-size="14pt" fo:font-style="italic" style:letter-kerning="true" style:font-name-asian="WenQuanYi Micro Hei" style:font-size-asian="18pt" style:font-style-asian="italic" style:font-name-complex="Lohit Hindi" style:font-size-complex="18pt" style:font-style-complex="italic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xml:id="id2" draw:id="id2" draw:layer="layout" svg:width="4.925cm" svg:height="2.4cm" svg:x="0.571cm" svg:y="1.075cm">
          <text:p text:style-name="P1"><text:span text:style-name="T1">&lt;&lt;abstract&gt;&gt;</text:span></text:p>
          <text:p text:style-name="P1"><text:span text:style-name="T1">js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4.925cm" svg:height="2.4cm" svg:x="0.553cm" svg:y="5.075cm">
          <text:p text:style-name="P1"><text:span text:style-name="T2">&lt;&lt;abstract&gt;&gt;</text:span></text:p>
          <text:p text:style-name="P1"><text:span text:style-name="T2">jsEOIndividu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4.925cm" svg:height="2.4cm" svg:x="3.676cm" svg:y="9.6cm">
          <text:p text:style-name="P1"><text:span text:style-name="T2">jsEOPop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4.926cm" svg:height="2.4cm" svg:x="6.739cm" svg:y="3.6cm">
          <text:p text:style-name="P1"><text:span text:style-name="T2">&lt;&lt;abstract&gt;&gt;</text:span></text:p>
          <text:p text:style-name="P1"><text:span text:style-name="T2">jsEOAlgorith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8" draw:id="id18" draw:layer="layout" svg:width="4.925cm" svg:height="2.4cm" svg:x="20.1cm" svg:y="10cm">
          <text:p text:style-name="P1"><text:span text:style-name="T3">JsEO</text:span><text:span text:style-name="T3"><text:line-break/></text:span><text:span text:style-name="T3">SelectorTourna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3.016cm" svg:y1="5.075cm" svg:x2="3.034cm" svg:y2="3.475cm" draw:start-shape="id1" draw:start-glue-point="4" draw:end-shape="id2" draw:end-glue-point="6" svg:d="M3016 5075l18-1600" svg:viewBox="0 0 19 1601">
          <text:p/>
        </draw:connector>
        <draw:connector draw:style-name="gr4" draw:text-style-name="P3" draw:layer="layout" svg:x1="9.214cm" svg:y1="6.6cm" svg:x2="6.139cm" svg:y2="9.6cm" draw:start-shape="id3" draw:start-glue-point="6" draw:end-shape="id4" draw:end-glue-point="4" svg:d="M9214 6600v1501h-3075v1499" svg:viewBox="0 0 3076 3001">
          <text:p/>
        </draw:connector>
        <draw:custom-shape draw:style-name="gr5" draw:text-style-name="P3" xml:id="id3" draw:id="id3" draw:layer="layout" svg:width="0.547cm" svg:height="0.6cm" svg:x="8.94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5" draw:id="id5" draw:layer="layout" svg:width="0.429cm" svg:height="0.4cm" svg:x="3.247cm" svg:y="10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line-skew="0.255cm -0.038cm" svg:x1="3.247cm" svg:y1="10.8cm" svg:x2="3.016cm" svg:y2="7.475cm" draw:start-shape="id5" draw:start-glue-point="5" draw:end-shape="id1" draw:end-glue-point="6" svg:d="M3247 10800h-247v-1800h16v-1525" svg:viewBox="0 0 248 3326">
          <text:p/>
        </draw:connector>
        <draw:custom-shape draw:style-name="gr2" draw:text-style-name="P3" xml:id="id6" draw:id="id6" draw:layer="layout" svg:width="4.925cm" svg:height="2.4cm" svg:x="20.075cm" svg:y="1.1cm">
          <text:p text:style-name="P1"><text:span text:style-name="T3">jsEOG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20.075cm" svg:y1="2.3cm" svg:x2="11.665cm" svg:y2="4.8cm" draw:start-shape="id6" draw:end-shape="id7" svg:d="M20075 2300l-8410 2500" svg:viewBox="0 0 8411 2501">
          <text:p/>
        </draw:connector>
        <draw:custom-shape draw:style-name="gr2" draw:text-style-name="P3" xml:id="id8" draw:id="id8" draw:layer="layout" svg:width="4.925cm" svg:height="2.4cm" svg:x="23cm" svg:y="6.4cm">
          <text:p text:style-name="P1"><text:span text:style-name="T3">jsEOBitSt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9" draw:id="id9" draw:layer="layout" svg:width="5.472cm" svg:height="2.4cm" svg:x="16.128cm" svg:y="6.3cm">
          <text:p text:style-name="P1"><text:span text:style-name="T3">jsEOFloatVectorG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25.463cm" svg:y1="6.4cm" svg:x2="23.293cm" svg:y2="3.813cm" draw:start-shape="id8" draw:start-glue-point="4" svg:d="M25463 6400l-2170-2587" svg:viewBox="0 0 2171 2588">
          <text:p/>
        </draw:connector>
        <draw:connector draw:style-name="gr7" draw:text-style-name="P3" draw:layer="layout" draw:type="line" svg:x1="18.864cm" svg:y1="6.3cm" svg:x2="21.529cm" svg:y2="3.658cm" draw:start-shape="id9" draw:start-glue-point="4" svg:d="M18864 6300l2665-2642" svg:viewBox="0 0 2666 2643">
          <text:p/>
        </draw:connector>
        <draw:custom-shape draw:style-name="gr1" draw:text-style-name="P2" xml:id="id17" draw:id="id17" draw:layer="layout" svg:width="4.925cm" svg:height="2.401cm" svg:x="9.974cm" svg:y="9.599cm">
          <text:p text:style-name="P1"><text:span text:style-name="T2">&lt;&lt;abstract&gt;&gt;</text:span></text:p>
          <text:p text:style-name="P1"><text:span text:style-name="T2">jsEOOper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4.925cm" svg:height="2.401cm" svg:x="1cm" svg:y="13.799cm">
          <text:p text:style-name="P1"><text:span text:style-name="T3">jsEOBSOpMu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1" draw:id="id11" draw:layer="layout" svg:width="4.925cm" svg:height="2.401cm" svg:x="3cm" svg:y="16.8cm">
          <text:p text:style-name="P1"><text:span text:style-name="T3">jsEOBSOpCrossO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2" draw:id="id12" draw:layer="layout" svg:width="4.925cm" svg:height="2.401cm" svg:x="11.475cm" svg:y="18.199cm">
          <text:p text:style-name="P1"><text:span text:style-name="T3">jsEOFVOpMu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3" draw:id="id13" draw:layer="layout" svg:width="4.925cm" svg:height="2.401cm" svg:x="8.1cm" svg:y="15.2cm">
          <text:p text:style-name="P1"><text:span text:style-name="T3">jsEOFVOpCrossO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4" draw:id="id14" draw:layer="layout" svg:width="4.925cm" svg:height="2.401cm" svg:x="16.875cm" svg:y="18.199cm">
          <text:p text:style-name="P1"><text:span text:style-name="T3">JsEO</text:span><text:span text:style-name="T3"><text:line-break/></text:span><text:span text:style-name="T3">SelectorTourna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6" draw:id="id16" draw:layer="layout" svg:width="4.925cm" svg:height="2.401cm" svg:x="22.475cm" svg:y="12.6cm">
          <text:p text:style-name="P1"><text:span text:style-name="T3">jsEOSendIndividu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5" draw:id="id15" draw:layer="layout" svg:width="4.925cm" svg:height="2.401cm" svg:x="19.6cm" svg:y="15.399cm">
          <text:p text:style-name="P1"><text:span text:style-name="T3">jsGetIndividu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3.463cm" svg:y1="13.799cm" svg:x2="10.479cm" svg:y2="12.218cm" draw:start-shape="id10" draw:start-glue-point="4" svg:d="M3463 13799l7016-1581" svg:viewBox="0 0 7017 1582">
          <text:p/>
        </draw:connector>
        <draw:connector draw:style-name="gr7" draw:text-style-name="P1" draw:layer="layout" draw:type="line" svg:x1="5.463cm" svg:y1="16.8cm" svg:x2="11.361cm" svg:y2="12.244cm" draw:start-shape="id11" draw:start-glue-point="4" svg:d="M5463 16800l5898-4556" svg:viewBox="0 0 5899 4557">
          <text:p/>
        </draw:connector>
        <draw:connector draw:style-name="gr7" draw:text-style-name="P1" draw:layer="layout" draw:type="line" svg:x1="13.938cm" svg:y1="18.199cm" svg:x2="12.606cm" svg:y2="12.322cm" draw:start-shape="id12" draw:start-glue-point="4" svg:d="M13938 18199l-1332-5877" svg:viewBox="0 0 1333 5878">
          <text:p/>
        </draw:connector>
        <draw:connector draw:style-name="gr7" draw:text-style-name="P1" draw:layer="layout" draw:type="line" svg:x1="10.563cm" svg:y1="15.2cm" svg:x2="11.854cm" svg:y2="12.27cm" draw:start-shape="id13" draw:start-glue-point="4" svg:d="M10563 15200l1291-2930" svg:viewBox="0 0 1292 2931">
          <text:p/>
        </draw:connector>
        <draw:connector draw:style-name="gr7" draw:text-style-name="P1" draw:layer="layout" draw:type="line" svg:x1="19.338cm" svg:y1="18.199cm" svg:x2="13.125cm" svg:y2="12.322cm" draw:start-shape="id14" draw:start-glue-point="4" svg:d="M19338 18199l-6213-5877" svg:viewBox="0 0 6214 5878">
          <text:p/>
        </draw:connector>
        <draw:connector draw:style-name="gr7" draw:text-style-name="P1" draw:layer="layout" draw:type="line" svg:x1="22.063cm" svg:y1="15.399cm" svg:x2="13.696cm" svg:y2="12.192cm" draw:start-shape="id15" draw:start-glue-point="4" svg:d="M22063 15399l-8367-3207" svg:viewBox="0 0 8368 3208">
          <text:p/>
        </draw:connector>
        <draw:connector draw:style-name="gr7" draw:text-style-name="P1" draw:layer="layout" draw:type="line" svg:x1="22.475cm" svg:y1="13.8cm" svg:x2="14.889cm" svg:y2="12.218cm" draw:start-shape="id16" svg:d="M22475 13800l-7586-1582" svg:viewBox="0 0 7587 1583">
          <text:p/>
        </draw:connector>
        <draw:connector draw:style-name="gr4" draw:text-style-name="P3" draw:layer="layout" svg:x1="9.214cm" svg:y1="6.6cm" svg:x2="12.437cm" svg:y2="9.599cm" draw:start-shape="id3" draw:start-glue-point="6" draw:end-shape="id17" draw:end-glue-point="4" svg:d="M9214 6600v1500h3223v1499" svg:viewBox="0 0 3224 3000">
          <text:p/>
        </draw:connector>
        <draw:connector draw:style-name="gr7" draw:text-style-name="P1" draw:layer="layout" draw:type="line" svg:x1="20.1cm" svg:y1="11.2cm" svg:x2="15.148cm" svg:y2="11.491cm" draw:start-shape="id18" draw:start-glue-point="5" svg:d="M20100 11200l-4952 291" svg:viewBox="0 0 4953 292">
          <text:p/>
        </draw:connector>
        <draw:connector draw:style-name="gr4" draw:text-style-name="P1" draw:layer="layout" draw:type="line" svg:x1="22.538cm" svg:y1="3.5cm" svg:x2="22.563cm" svg:y2="10cm" draw:start-shape="id6" draw:start-glue-point="6" draw:end-shape="id18" draw:end-glue-point="4" svg:d="M22538 3500l25 6500" svg:viewBox="0 0 26 6501">
          <text:p/>
        </draw:connector>
        <draw:frame draw:style-name="gr8" draw:text-style-name="P4" draw:layer="layout" svg:width="3.571cm" svg:height="0.729cm" svg:x="5.315cm" svg:y="7.475cm">
          <draw:text-box>
            <text:p><text:span text:style-name="T4">Makes to evolve</text:span></text:p>
          </draw:text-box>
        </draw:frame>
        <draw:frame draw:style-name="gr8" draw:text-style-name="P4" draw:layer="layout" svg:width="2.623cm" svg:height="0.729cm" svg:x="10.829cm" svg:y="7.5cm">
          <draw:text-box>
            <text:p><text:span text:style-name="T4">Uses some</text:span></text:p>
          </draw:text-box>
        </draw:frame>
        <draw:frame draw:style-name="gr8" draw:text-style-name="P4" draw:layer="layout" svg:width="3.029cm" svg:height="1.207cm" svg:x="0cm" svg:y="8.275cm">
          <draw:text-box>
            <text:p><text:span text:style-name="T4">Is composed </text:span><text:span text:style-name="T4"><text:line-break/></text:span><text:span text:style-name="T4"> <text:s text:c="6"/>of</text:span></text:p>
          </draw:text-box>
        </draw:frame>
        <draw:frame draw:style-name="gr8" draw:text-style-name="P4" draw:layer="layout" svg:width="1.467cm" svg:height="0.729cm" svg:x="22.4cm" svg:y="5.275cm">
          <draw:text-box>
            <text:p><text:span text:style-name="T4">Uses</text:span></text:p>
          </draw:text-box>
        </draw:frame>
        <draw:custom-shape draw:style-name="gr9" draw:text-style-name="P1" draw:layer="layout" svg:width="15.547cm" svg:height="12.2cm" svg:x="0.253cm" svg:y="0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125cm" svg:height="0.6cm" svg:x="0.249cm" svg:y="0.2cm">
          <text:p text:style-name="P5"><text:span text:style-name="T4">C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g>
          <draw:custom-shape draw:style-name="gr1" draw:text-style-name="P2" xml:id="id20" draw:id="id20" draw:layer="layout" svg:width="5.194cm" svg:height="2.05cm" svg:x="3.337cm" svg:y="1.548cm">
            <text:p text:style-name="P1"><text:span text:style-name="T1">&lt;&lt;abstract&gt;&gt;</text:span></text:p>
            <text:p text:style-name="P1"><text:span text:style-name="T1">jsEO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xml:id="id19" draw:id="id19" draw:layer="layout" svg:width="5.195cm" svg:height="2.052cm" svg:x="3.317cm" svg:y="5.465cm">
            <text:p text:style-name="P1"><text:span text:style-name="T2">&lt;&lt;abstract&gt;&gt;</text:span></text:p>
            <text:p text:style-name="P1"><text:span text:style-name="T2">jsEOIndividual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2" xml:id="id22" draw:id="id22" draw:layer="layout" svg:width="5.194cm" svg:height="2.051cm" svg:x="13.306cm" svg:y="2cm">
            <text:p text:style-name="P1"><text:span text:style-name="T2">jsEOPopulatio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xml:id="id21" draw:id="id21" draw:layer="layout" svg:width="5.197cm" svg:height="2.05cm" svg:x="13.003cm" svg:y="6.683cm">
            <text:p text:style-name="P1"><text:span text:style-name="T2">&lt;&lt;abstract&gt;&gt;</text:span></text:p>
            <text:p text:style-name="P1"><text:span text:style-name="T2">jsEOAlgorithm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onnector draw:style-name="gr3" draw:text-style-name="P3" draw:layer="layout" draw:type="line" svg:x1="5.915cm" svg:y1="5.465cm" svg:x2="5.934cm" svg:y2="3.598cm" draw:start-shape="id19" draw:start-glue-point="4" draw:end-shape="id20" draw:end-glue-point="6" svg:d="M5915 5465l19-1867" svg:viewBox="0 0 20 1868">
            <text:p/>
          </draw:connector>
          <draw:connector draw:style-name="gr4" draw:text-style-name="P3" draw:layer="layout" svg:x1="15.602cm" svg:y1="6.683cm" svg:x2="15.903cm" svg:y2="4.051cm" draw:start-shape="id21" draw:start-glue-point="4" draw:end-shape="id22" svg:d="M15602 6683v-1316h301v-1316" svg:viewBox="0 0 302 2633">
            <text:p/>
          </draw:connector>
          <draw:custom-shape draw:style-name="gr6" draw:text-style-name="P3" xml:id="id23" draw:id="id23" draw:layer="layout" svg:width="0.452cm" svg:height="0.342cm" svg:x="12.9cm" svg:y="2.758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4" draw:text-style-name="P3" draw:layer="layout" svg:x1="12.9cm" svg:y1="2.929cm" svg:x2="8.512cm" svg:y2="6.491cm" draw:start-shape="id23" draw:start-glue-point="5" draw:end-shape="id19" draw:end-glue-point="7" svg:d="M12900 2929h-2194v3562h-2194" svg:viewBox="0 0 4389 3563">
            <text:p/>
          </draw:connector>
          <draw:custom-shape draw:style-name="gr1" draw:text-style-name="P2" xml:id="id24" draw:id="id24" draw:layer="layout" svg:width="5.195cm" svg:height="2.052cm" svg:x="20.805cm" svg:y="1.998cm">
            <text:p text:style-name="P1"><text:span text:style-name="T2">&lt;&lt;abstract&gt;&gt;</text:span></text:p>
            <text:p text:style-name="P1"><text:span text:style-name="T2">jsEOOperato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4" draw:text-style-name="P3" draw:layer="layout" svg:x1="15.602cm" svg:y1="6.683cm" svg:x2="23.402cm" svg:y2="4.05cm" draw:start-shape="id21" draw:start-glue-point="4" draw:end-shape="id24" svg:d="M15602 6683v-1316h7800v-1317" svg:viewBox="0 0 7801 2634">
            <text:p/>
          </draw:connector>
          <draw:frame draw:style-name="gr12" draw:text-style-name="P8" draw:layer="layout" svg:width="2.204cm" svg:height="1.207cm" svg:x="13.8cm" svg:y="4.2cm">
            <draw:text-box>
              <text:p text:style-name="P7"><text:span text:style-name="T5">Makes </text:span></text:p>
              <text:p text:style-name="P7"><text:span text:style-name="T5">to evolve</text:span></text:p>
            </draw:text-box>
          </draw:frame>
          <draw:frame draw:style-name="gr13" draw:text-style-name="P4" draw:layer="layout" svg:width="2.766cm" svg:height="1.207cm" svg:x="20.334cm" svg:y="4.2cm">
            <draw:text-box>
              <text:p><text:span text:style-name="T5">Uses</text:span></text:p>
              <text:p><text:span text:style-name="T5">some</text:span></text:p>
            </draw:text-box>
          </draw:frame>
          <draw:frame draw:style-name="gr14" draw:text-style-name="P8" draw:layer="layout" svg:width="3.195cm" svg:height="1.207cm" svg:x="10.205cm" svg:y="1.722cm">
            <draw:text-box>
              <text:p text:style-name="P7"><text:span text:style-name="T5">Is composed </text:span><text:span text:style-name="T5"><text:line-break/></text:span><text:span text:style-name="T5"> <text:s text:c="6"/>of</text:span></text:p>
            </draw:text-box>
          </draw:frame>
          <draw:custom-shape draw:style-name="gr9" draw:text-style-name="P1" draw:layer="layout" svg:width="23.999cm" svg:height="8.286cm" svg:x="2.201cm" svg:y="1.1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5.406cm" svg:height="0.514cm" svg:x="2.196cm" svg:y="0.6cm">
            <text:p text:style-name="P5"><text:span text:style-name="T6">jsEO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xml:id="id25" draw:id="id25" draw:layer="layout" svg:width="5.197cm" svg:height="2.05cm" svg:x="12.97cm" svg:y="13.305cm">
            <text:p text:style-name="P1"><text:span text:style-name="T2">&lt;&lt;abstract&gt;&gt;</text:span></text:p>
            <text:p text:style-name="P1"><text:span text:style-name="T2">jsEvRBF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onnector draw:style-name="gr3" draw:text-style-name="P3" draw:layer="layout" draw:type="line" svg:x1="15.569cm" svg:y1="13.305cm" svg:x2="15.602cm" svg:y2="8.733cm" draw:start-shape="id25" draw:start-glue-point="4" draw:end-shape="id21" draw:end-glue-point="6" svg:d="M15569 13305l33-4572" svg:viewBox="0 0 34 4573">
            <text:p/>
          </draw:connector>
          <draw:connector draw:style-name="gr4" draw:text-style-name="P3" draw:layer="layout" svg:x1="12.97cm" svg:y1="14.33cm" svg:x2="8.494cm" svg:y2="13.124cm" draw:start-shape="id25" draw:start-glue-point="5" draw:end-shape="id26" draw:end-glue-point="7" svg:d="M12970 14330h-2238v-1206h-2238" svg:viewBox="0 0 4477 1207">
            <text:p/>
          </draw:connector>
          <draw:custom-shape draw:style-name="gr1" draw:text-style-name="P2" xml:id="id27" draw:id="id27" draw:layer="layout" svg:width="4.507cm" svg:height="2.052cm" svg:x="21.093cm" svg:y="15.748cm">
            <text:p text:style-name="P1"><text:span text:style-name="T2">CenterMut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onnector draw:style-name="gr4" draw:text-style-name="P3" draw:layer="layout" draw:line-skew="-0.63cm" svg:x1="18.167cm" svg:y1="14.33cm" svg:x2="21.093cm" svg:y2="16.774cm" draw:start-shape="id25" draw:start-glue-point="7" draw:end-shape="id27" draw:end-glue-point="5" svg:d="M18167 14330h833v2444h2093" svg:viewBox="0 0 2927 2445">
            <text:p/>
          </draw:connector>
          <draw:frame draw:style-name="gr15" draw:text-style-name="P8" draw:layer="layout" svg:width="3.767cm" svg:height="1.207cm" svg:x="10.5cm" svg:y="14.224cm">
            <draw:text-box>
              <text:p text:style-name="P7"><text:span text:style-name="T5"><text:s text:c="2"/></text:span><text:span text:style-name="T5">Makes </text:span><text:span text:style-name="T5"><text:line-break/></text:span><text:span text:style-name="T5">to evolve</text:span></text:p>
            </draw:text-box>
          </draw:frame>
          <draw:custom-shape draw:style-name="gr9" draw:text-style-name="P1" draw:layer="layout" svg:width="15.7cm" svg:height="8.486cm" svg:x="10.5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26" draw:id="id26" draw:layer="layout" svg:width="5.194cm" svg:height="2.051cm" svg:x="3.3cm" svg:y="12.098cm">
            <text:p text:style-name="P1"><text:span text:style-name="T2">jsRBFNN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onnector draw:style-name="gr3" draw:text-style-name="P3" draw:layer="layout" draw:type="line" svg:x1="5.897cm" svg:y1="12.098cm" svg:x2="5.915cm" svg:y2="7.517cm" draw:start-shape="id26" draw:start-glue-point="4" draw:end-shape="id19" draw:end-glue-point="6" svg:d="M5897 12098l18-4581" svg:viewBox="0 0 19 4582">
            <text:p/>
          </draw:connector>
          <draw:custom-shape draw:style-name="gr1" draw:text-style-name="P2" xml:id="id28" draw:id="id28" draw:layer="layout" svg:width="5.194cm" svg:height="2.051cm" svg:x="3.301cm" svg:y="16.398cm">
            <text:p text:style-name="P1"><text:span text:style-name="T2">jsRBF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onnector draw:style-name="gr4" draw:text-style-name="P3" draw:layer="layout" svg:x1="5.897cm" svg:y1="14.149cm" svg:x2="5.898cm" svg:y2="16.398cm" draw:start-shape="id26" draw:start-glue-point="6" draw:end-shape="id28" draw:end-glue-point="4" svg:d="M5897 14149v1124h1v1125" svg:viewBox="0 0 2 2250">
            <text:p/>
          </draw:connector>
          <draw:custom-shape draw:style-name="gr6" draw:text-style-name="P3" draw:layer="layout" svg:width="0.452cm" svg:height="0.342cm" svg:x="5.675cm" svg:y="14.158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frame draw:style-name="gr16" draw:text-style-name="P4" draw:layer="layout" svg:width="3.195cm" svg:height="1.207cm" svg:x="6cm" svg:y="14.893cm">
            <draw:text-box>
              <text:p><text:span text:style-name="T5">contains</text:span></text:p>
            </draw:text-box>
          </draw:frame>
          <draw:frame draw:style-name="gr17" draw:text-style-name="P8" draw:layer="layout" svg:width="1.483cm" svg:height="0.729cm" svg:x="4.817cm" svg:y="4.2cm">
            <draw:text-box>
              <text:p text:style-name="P7"><text:span text:style-name="T5">Is a</text:span></text:p>
            </draw:text-box>
          </draw:frame>
          <draw:frame draw:style-name="gr17" draw:text-style-name="P8" draw:layer="layout" svg:width="1.483cm" svg:height="0.729cm" svg:x="4.7cm" svg:y="8.271cm">
            <draw:text-box>
              <text:p text:style-name="P7"><text:span text:style-name="T5">Is a</text:span></text:p>
            </draw:text-box>
          </draw:frame>
          <draw:custom-shape draw:style-name="gr9" draw:text-style-name="P1" draw:layer="layout" svg:width="7cm" svg:height="7.586cm" svg:x="2.2cm" svg:y="11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5.406cm" svg:height="0.514cm" svg:x="2.224cm" svg:y="10.9cm">
            <text:p text:style-name="P10">jsRBFNN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1" draw:text-style-name="P2" xml:id="id30" draw:id="id30" draw:layer="layout" svg:width="4.507cm" svg:height="2.052cm" svg:x="19.793cm" svg:y="10.948cm">
            <text:p text:style-name="P1"><text:span text:style-name="T2">XOver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1" draw:text-style-name="P2" xml:id="id29" draw:id="id29" draw:layer="layout" svg:width="4.507cm" svg:height="2.052cm" svg:x="20.293cm" svg:y="13.348cm">
            <text:p text:style-name="P1"><text:span text:style-name="T2">RadiusMut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onnector draw:style-name="gr4" draw:text-style-name="P3" draw:layer="layout" draw:line-skew="-0.23cm" svg:x1="18.167cm" svg:y1="14.33cm" svg:x2="20.293cm" svg:y2="14.374cm" draw:start-shape="id25" draw:start-glue-point="7" draw:end-shape="id29" svg:d="M18167 14330h833v44h1293" svg:viewBox="0 0 2127 45">
            <text:p/>
          </draw:connector>
          <draw:connector draw:style-name="gr4" draw:text-style-name="P3" draw:layer="layout" svg:x1="18.167cm" svg:y1="14.33cm" svg:x2="19.793cm" svg:y2="11.974cm" draw:start-shape="id25" draw:start-glue-point="7" draw:end-shape="id30" svg:d="M18167 14330h813v-2356h813" svg:viewBox="0 0 1627 2357">
            <text:p/>
          </draw:connector>
          <draw:line draw:style-name="gr19" draw:text-style-name="P1" draw:layer="layout" svg:x1="23.9cm" svg:y1="10.948cm" svg:x2="23.9cm" svg:y2="4.05cm">
            <text:p/>
          </draw:line>
          <draw:line draw:style-name="gr19" draw:text-style-name="P1" draw:layer="layout" svg:x1="24.5cm" svg:y1="13.348cm" svg:x2="24.5cm" svg:y2="4.051cm">
            <text:p/>
          </draw:line>
          <draw:line draw:style-name="gr19" draw:text-style-name="P1" draw:layer="layout" svg:x1="25.2cm" svg:y1="15.748cm" svg:x2="25.1cm" svg:y2="4.052cm">
            <text:p/>
          </draw:line>
          <draw:frame draw:style-name="gr13" draw:text-style-name="P4" draw:layer="layout" svg:width="2.766cm" svg:height="0.729cm" svg:x="18.8cm" svg:y="13.4cm">
            <draw:text-box>
              <text:p><text:span text:style-name="T5">Uses</text:span></text:p>
            </draw:text-box>
          </draw:frame>
          <draw:frame draw:style-name="gr17" draw:text-style-name="P8" draw:layer="layout" svg:width="1.483cm" svg:height="0.729cm" svg:x="22.8cm" svg:y="7.071cm">
            <draw:text-box>
              <text:p text:style-name="P7"><text:span text:style-name="T5">Is a</text:span></text:p>
            </draw:text-box>
          </draw:frame>
          <draw:custom-shape draw:style-name="gr20" draw:text-style-name="P9" draw:layer="layout" svg:width="3.471cm" svg:height="0.514cm" svg:x="10.504cm" svg:y="10.2cm">
            <text:p text:style-name="P5"><text:span text:style-name="T6">jsEvRBF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Fin_20_de_20_línea_20_1" draw:display-name="Fin de línea 1" svg:viewBox="0 0 1122 2243" svg:d="M0 2108v17 17l12 42 30 34 38 21 43 4 29-8 30-21 25-26 13-34 343-1532 339 1520 13 42 29 34 39 21 42 4 42-12 34-30 21-42v-39-12l-4 4-440-1998-9-42-25-39-38-25-43-8-42 8-38 25-26 39-8 42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íctor Santos</meta:initial-creator>
    <meta:creation-date>2013-11-07T16:08:55</meta:creation-date>
    <dc:date>2016-01-27T13:42:12.133573172</dc:date>
    <meta:editing-duration>PT1H55M13S</meta:editing-duration>
    <meta:editing-cycles>8</meta:editing-cycles>
    <meta:generator>LibreOffice/4.2.8.2$Linux_X86_64 LibreOffice_project/420m0$Build-2</meta:generator>
    <meta:document-statistic meta:object-count="108"/>
  </office:meta>
</office:document-meta>
</file>